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106.20pt" fo:text-indent="0.00pt"/>
    </style:style>
    <style:style style:name="P3" style:family="paragraph">
      <style:paragraph-properties fo:line-height="150.00%" fo:text-align="justify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5" style:family="paragraph">
      <style:paragraph-properties fo:line-height="150.00%" fo:text-align="justify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8" style:family="paragraph">
      <style:paragraph-properties fo:line-height="80.00%" fo:text-align="justify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5" style:family="paragraph">
      <style:paragraph-properties fo:line-height="150.00%" fo:text-align="justify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18" style:family="paragraph">
      <style:paragraph-properties fo:line-height="80.00%" fo:text-align="justify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justify" fo:margin-left="0.00pt" fo:text-indent="35.40p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50.00%" fo:text-align="justify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25" style:family="paragraph">
      <style:paragraph-properties fo:line-height="15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28" style:family="paragraph">
      <style:paragraph-properties fo:line-height="80.00%" fo:text-align="justify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35" style:family="paragraph">
      <style:paragraph-properties fo:line-height="80.00%" fo:text-align="justify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515.80p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justify" fo:margin-left="0.00pt" fo:text-indent="35.40pt"/>
    </style:style>
    <style:style style:name="P39" style:family="paragraph">
      <style:paragraph-properties fo:line-height="100.00%" fo:text-align="justify"/>
    </style:style>
    <style:style style:name="TableColumn0100" style:family="table-column">
      <style:table-column-properties style:column-width="7.238889in"/>
    </style:style>
    <style:style style:name="Table01" style:family="table">
      <style:table-properties style:width="7.2388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040972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7.238889in"/>
    </style:style>
    <style:style style:name="Table02" style:family="table">
      <style:table-properties style:width="7.238889in" fo:margin-left="0.000000in" style:writing-mode="lr" table:align="left" style:may-break-between-rows="true"/>
    </style:style>
    <style:style style:name="TableRow0200" style:family="table-row">
      <style:table-row-properties style:min-row-height="0.040972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2152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040972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7.238889in"/>
    </style:style>
    <style:style style:name="Table03" style:family="table">
      <style:table-properties style:width="7.2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301" style:family="table-row">
      <style:table-row-properties style:min-row-height="0.040972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7.238889in"/>
    </style:style>
    <style:style style:name="Table04" style:family="table">
      <style:table-properties style:width="7.2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401" style:family="table-row">
      <style:table-row-properties style:min-row-height="0.040972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Довідка</text:span></text:p>
      <text:p text:style-name="P2"><text:span text:style-name="T3"><text:tab/><text:tab/><text:tab/><text:tab/><text:tab/></text:span></text:p>
      <text:p text:style-name="P3"><text:span text:style-name="T4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5"><text:s text:c="10"/></text:span><text:span text:style-name="T6">Фінансова звітність та дані про КП<text:s/></text:span><text:span text:style-name="T7">«</text:span><text:span text:style-name="T8">Коломийський центральний продовольчий ринок</text:span><text:span text:style-name="T9">»<text:s/></text:span><text:span text:style-name="T10">наведені у звіті з практики за темою магістерської кваліфікаційної роботи та використані для виконання магістерської кваліфікаційної роботи є достовірними.</text:span><text:span text:style-name="T11"/></text:p>
          </table:table-cell>
        </table:table-row>
        <table:table-row table:style-name="TableRow0101">
          <table:table-cell table:style-name="TableCell010100">
            <text:p text:style-name="P8"><text:span text:style-name="T12"><text:s text:c="137"/></text:span><text:span text:style-name="T13"/></text:p>
          </table:table-cell>
        </table:table-row>
      </table:table>
      <text:p text:style-name="P10"><text:span text:style-name="T13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2"><text:span text:style-name="T13"/></text:p>
            <text:p text:style-name="P12"><text:span text:style-name="T13"/></text:p>
          </table:table-cell>
        </table:table-row>
        <table:table-row table:style-name="TableRow0201">
          <table:table-cell table:style-name="TableCell020100">
            <text:p text:style-name="P15"><text:span text:style-name="T14"><text:s text:c="10"/></text:span><text:span text:style-name="T15">Керівник практики за темою магістерської кваліфікаційної</text:span><text:span text:style-name="T16"><text:s/>роботи від КП<text:s/></text:span><text:span text:style-name="T17">«</text:span><text:span text:style-name="T18">Коломийський центральний продовольчий ринок</text:span><text:span text:style-name="T19">»</text:span><text:span text:style-name="T20"/></text:p>
          </table:table-cell>
        </table:table-row>
        <table:table-row table:style-name="TableRow0202">
          <table:table-cell table:style-name="TableCell020200">
            <text:p text:style-name="P18"><text:span text:style-name="T20"/></text:p>
          </table:table-cell>
        </table:table-row>
      </table:table>
      <text:p text:style-name="P20"><text:span text:style-name="T20"/></text:p>
      <text:p text:style-name="P20"><text:span text:style-name="T20"/></text:p>
      <text:p text:style-name="P20"><text:span text:style-name="T20"/></text:p>
      <text:p text:style-name="P20"><text:span text:style-name="T21">______________<text:tab/><text:tab/><text:tab/>_______________<text:tab/><text:tab/><text:tab/>______________________</text:span></text:p>
      <text:p text:style-name="P21"><text:span text:style-name="T22"><text:s text:c="2"/></text:span><text:span text:style-name="T23">Дата<text:tab/><text:tab/><text:s text:c="9"/><text:tab/><text:tab/><text:s text:c="11"/>Підпис, МП <text:tab/><text:tab/><text:tab/><text:tab/><text:tab/>ПІБ<text:tab/></text:span></text:p>
      <text:p text:style-name="P22"><text:span text:style-name="T24"/></text:p>
      <text:p text:style-name="P22"><text:span text:style-name="T24"/></text:p>
      <text:p text:style-name="P23"><text:span text:style-name="T2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5"><text:span text:style-name="T25"><text:s text:c="11"/></text:span><text:span text:style-name="T26">Фінансова звітність та дані про підприємство використані<text:s/></text:span><text:span text:style-name="T27">КП<text:s/></text:span><text:span text:style-name="T28">«</text:span><text:span text:style-name="T29">Коломийський центральний продовольчий ринок</text:span><text:span text:style-name="T30">»<text:s/></text:span><text:span text:style-name="T31">для виконання магістерської кваліфікаційної роботи є достовірними та відповідають дійсності.<text:s/></text:span><text:span text:style-name="T32"/></text:p>
          </table:table-cell>
        </table:table-row>
        <table:table-row table:style-name="TableRow0301">
          <table:table-cell table:style-name="TableCell030100">
            <text:p text:style-name="P28"><text:span text:style-name="T32"/></text:p>
          </table:table-cell>
        </table:table-row>
      </table:table>
      <text:p text:style-name="P30"><text:span text:style-name="T32"/></text:p>
      <text:p text:style-name="P30"><text:span text:style-name="T32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2"><text:span text:style-name="T33"><text:s text:c="12"/></text:span><text:span text:style-name="T34">Керівник магістерської кваліфікаційної роботи</text:span><text:span text:style-name="T35"/></text:p>
          </table:table-cell>
        </table:table-row>
        <table:table-row table:style-name="TableRow0401">
          <table:table-cell table:style-name="TableCell040100">
            <text:p text:style-name="P35"><text:span text:style-name="T35"/></text:p>
          </table:table-cell>
        </table:table-row>
      </table:table>
      <text:p text:style-name="P37"><text:span text:style-name="T35"/></text:p>
      <text:p text:style-name="P37"><text:span text:style-name="T36"><text:s text:c="2"/></text:span></text:p>
      <text:p text:style-name="P37"><text:span text:style-name="T36"><text:s text:c="84"/>$user.first_name $user.last_name</text:span></text:p>
      <text:p text:style-name="P37"><text:span text:style-name="T36">______________<text:tab/><text:tab/>_______________<text:tab/><text:tab/>____________________________</text:span></text:p>
      <text:p text:style-name="P38"><text:span text:style-name="T37"><text:s text:c="2"/></text:span><text:span text:style-name="T38">Дата<text:tab/><text:tab/><text:s text:c="9"/><text:tab/><text:s text:c="10"/><text:tab/><text:s text:c="2"/>Підпис <text:tab/><text:tab/><text:tab/><text:tab/><text:s text:c="8"/>Посада, ПІБ<text:tab/></text:span></text:p>
      <text:p text:style-name="P39"><text:span text:style-name="T39"/></text:p>
      <text:p text:style-name="P39"><text:span text:style-name="T40">$developers.Name $developers.Mail $developers.LastName</text:span></text:p>
      <text:p text:style-name="P39"><text:span text:style-name="T41"/></text:p>
      <text:p text:style-name="P39"><text:span text:style-name="T41">#foreach($d in $developers)$d.LastName#en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